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AF000002FD0F868E78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in" svg:y="0.3937in" svg:width="11.2929in" svg:height="7.2047in" draw:z-index="0"><draw:image xlink:href="Pictures/10000000000004AF000002FD0F868E7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titab Srisookco</meta:initial-creator>
    <meta:creation-date>2011-03-27T20:39:57</meta:creation-date>
    <meta:document-statistic meta:table-count="0" meta:image-count="1" meta:object-count="0" meta:page-count="1" meta:paragraph-count="0" meta:word-count="0" meta:character-count="0"/>
    <dc:date>2011-03-27T20:41:02</dc:date>
    <dc:creator>Tititab Srisookco</dc:creator>
    <meta:editing-duration>PT00H01M07S</meta:editing-duration>
    <meta:editing-cycles>1</meta:editing-cycles>
    <meta:generator>OpenOffice.org/3.2$Linux OpenOffice.org_project/320m19$Build-9505</meta:generator>
  </office:meta>
</office:document-meta>
</file>